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automatic-styles>
    <style:style style:name="ce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3">
      <style:table-cell-properties style:vertical-align="automatic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style:vertical-align="automatic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3">
      <style:table-cell-properties style:vertical-align="automatic"/>
    </style:style>
    <style:style style:name="ce25" style:family="table-cell" style:parent-style-name="Default" style:data-style-name="N4">
      <style:table-cell-properties style:vertical-align="automatic"/>
      <style:text-properties fo:font-style="italic" style:font-style-asian="italic" style:font-style-complex="italic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 style:vertical-align="automatic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9" style:family="table-cell" style:parent-style-name="Default" style:data-style-name="N4">
      <style:table-cell-properties fo:border-top="none" fo:border-bottom="thin solid #000000" fo:border-left="none" fo:border-right="none" style:vertical-align="automatic"/>
      <style:text-properties fo:font-style="italic" style:font-style-asian="italic" style:font-style-complex="italic" style:font-family-generic="swiss"/>
    </style:style>
    <style:style style:name="ce30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/>
      <style:text-properties fo:color="#000000" style:font-family-generic="swiss"/>
    </style:style>
    <style:style style:name="ce3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2">
      <style:table-cell-properties style:vertical-align="automatic"/>
      <style:text-properties fo:font-style="italic" style:font-style-asian="italic" style:font-style-complex="italic" style:font-family-generic="swiss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2">
      <style:table-cell-properties style:vertical-align="automatic" fo:background-color="transparent"/>
      <style:text-properties fo:font-style="italic" style:font-style-asian="italic" style:font-style-complex="italic" style:font-family-generic="swiss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4" style:family="table-cell" style:parent-style-name="Default" style:data-style-name="N0"/>
    <style:style style:name="ce45" style:family="table-cell" style:parent-style-name="Default" style:data-style-name="N22">
      <style:table-cell-properties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2pt solid #000000" fo:border-left="none" fo:border-right="none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21A1983M00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style-name="ro1">
          <table:table-cell office:value-type="string" table:style-name="ce47">
            <text:p>sadei</text:p>
          </table:table-cell>
          <table:table-cell table:number-columns-repeated="5" table:style-name="ce48"/>
          <table:table-cell table:number-columns-repeated="16378" table:style-name="ce2"/>
        </table:table-row>
        <table:table-row table:style-name="ro2">
          <table:table-cell table:style-name="ce46"/>
          <table:table-cell table:number-columns-repeated="5" table:style-name="ce4"/>
          <table:table-cell table:number-columns-repeated="16378" table:style-name="ce2"/>
        </table:table-row>
        <table:table-row table:style-name="ro3">
          <table:table-cell office:value-type="string" table:style-name="ce1">
            <text:p>Resultados de las Elecciones a la Junta General del Principado de Asturias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3">
            <text:p>8 de Mayo de 1983</text:p>
          </table:table-cell>
          <table:table-cell table:style-name="ce4"/>
          <table:table-cell table:number-columns-repeated="4" table:style-name="ce5"/>
          <table:table-cell table:number-columns-repeated="2" table:style-name="ce4"/>
          <table:table-cell table:number-columns-repeated="7" table:style-name="ce5"/>
          <table:table-cell table:number-columns-repeated="16369" table:style-name="ce4"/>
        </table:table-row>
        <table:table-row table:style-name="ro5">
          <table:table-cell office:value-type="string" table:style-name="ce6">
            <text:p>Asturias / Asturies</text:p>
          </table:table-cell>
          <table:table-cell table:number-columns-repeated="5" table:style-name="ce7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16369" table:style-name="ce2"/>
        </table:table-row>
        <table:table-row table:style-name="ro6">
          <table:table-cell table:number-columns-repeated="2" table:style-name="ce9"/>
          <table:table-cell table:number-columns-repeated="4" table:style-name="ce10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3" table:style-name="ce4"/>
          <table:table-cell table:number-columns-repeated="16366"/>
        </table:table-row>
        <table:table-row table:style-name="ro7">
          <table:table-cell table:style-name="ce9"/>
          <table:table-cell table:style-name="ce11"/>
          <table:table-cell office:value-type="string" table:style-name="ce12">
            <text:p>Número</text:p>
          </table:table-cell>
          <table:table-cell office:value-type="string" table:style-name="ce13">
            <text:p>% sobre el total de votos válidos</text:p>
          </table:table-cell>
          <table:table-cell office:value-type="string" table:style-name="ce14">
            <text:p>% sobre el total del censo</text:p>
          </table:table-cell>
          <table:table-cell office:value-type="string" table:style-name="ce12">
            <text:p>Diputados</text:p>
          </table:table-cell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table:style-name="ce16"/>
          <table:table-cell table:style-name="ce15"/>
          <table:table-cell table:number-columns-repeated="3" table:style-name="ce8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number-rows-repeated="2" table:style-name="ro8">
          <table:table-cell table:number-columns-repeated="8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17"/>
          <table:table-cell office:value-type="string" table:style-name="ce17">
            <text:p>Diputados a elegir</text:p>
          </table:table-cell>
          <table:table-cell table:number-columns-repeated="3" table:style-name="ce17"/>
          <table:table-cell office:value-type="float" office:value="45" table:style-name="ce18">
            <text:p>45</text:p>
          </table:table-cell>
          <table:table-cell table:number-columns-repeated="2" table:style-name="ce2"/>
          <table:table-cell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20">
            <text:p>Censo electoral</text:p>
          </table:table-cell>
          <table:table-cell office:value-type="float" office:value="873690" table:formula="of:=SUM([.C13:.C14])" table:style-name="ce21">
            <text:p>873.690</text:p>
          </table:table-cell>
          <table:table-cell table:style-name="ce22"/>
          <table:table-cell office:value-type="float" office:value="100" table:formula="of:=[.C12]/[.$C$12]*100" table:style-name="ce23">
            <text:p>100,00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16">
            <text:p>Votos emitidos</text:p>
          </table:table-cell>
          <table:table-cell office:value-type="float" office:value="568271" table:style-name="ce24">
            <text:p>568.271</text:p>
          </table:table-cell>
          <table:table-cell table:style-name="ce22"/>
          <table:table-cell office:value-type="float" office:value="65.042635259645863" table:formula="of:=[.C13]/[.$C$12]*100" table:style-name="ce25">
            <text:p>65,04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Abstención</text:p>
          </table:table-cell>
          <table:table-cell office:value-type="float" office:value="305419" table:style-name="ce27">
            <text:p>305.419</text:p>
          </table:table-cell>
          <table:table-cell table:style-name="ce28"/>
          <table:table-cell office:value-type="float" office:value="34.95736474035413" table:formula="of:=[.C14]/[.$C$12]*100" table:style-name="ce29">
            <text:p>34,96</text:p>
          </table:table-cell>
          <table:table-cell table:style-name="ce2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emitidos</text:p>
          </table:table-cell>
          <table:table-cell office:value-type="float" office:value="568271" table:formula="of:=SUM([.C16:.C18])" table:style-name="ce21">
            <text:p>568.271</text:p>
          </table:table-cell>
          <table:table-cell table:style-name="ce19"/>
          <table:table-cell office:value-type="float" office:value="65.042635259645863" table:formula="of:=[.C15]/[.$C$12]*100" table:style-name="ce30">
            <text:p>65,04</text:p>
          </table:table-cell>
          <table:table-cell table:style-name="ce19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a candidaturas</text:p>
          </table:table-cell>
          <table:table-cell office:value-type="float" office:value="562222" table:style-name="ce24">
            <text:p>562.222</text:p>
          </table:table-cell>
          <table:table-cell table:style-name="ce19"/>
          <table:table-cell office:value-type="float" office:value="64.350284425826104" table:formula="of:=[.C16]/[.$C$12]*100" table:style-name="ce31">
            <text:p>64,35</text:p>
          </table:table-cell>
          <table:table-cell table:style-name="ce19"/>
          <table:table-cell table:number-columns-repeated="2" table:style-name="ce4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en blanco</text:p>
          </table:table-cell>
          <table:table-cell office:value-type="float" office:value="2298" table:style-name="ce24">
            <text:p>2.298</text:p>
          </table:table-cell>
          <table:table-cell table:style-name="ce19"/>
          <table:table-cell office:value-type="float" office:value="0.26302235346633246" table:formula="of:=[.C17]/[.$C$12]*100" table:style-name="ce31">
            <text:p>0,26</text:p>
          </table:table-cell>
          <table:table-cell table:style-name="ce19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Votos nulos</text:p>
          </table:table-cell>
          <table:table-cell office:value-type="float" office:value="3751" table:style-name="ce27">
            <text:p>3.751</text:p>
          </table:table-cell>
          <table:table-cell table:style-name="ce28"/>
          <table:table-cell office:value-type="float" office:value="0.42932848035344351" table:formula="of:=[.C18]/[.$C$12]*100" table:style-name="ce33">
            <text:p>0,43</text:p>
          </table:table-cell>
          <table:table-cell table:style-name="ce28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válidos</text:p>
          </table:table-cell>
          <table:table-cell office:value-type="float" office:value="564520" table:formula="of:=SUM([.C20:.C30])" table:style-name="ce21">
            <text:p>564.520</text:p>
          </table:table-cell>
          <table:table-cell office:value-type="float" office:value="100" table:formula="of:=[.C19]/[.$C$19]*100" table:style-name="ce34">
            <text:p>100,00</text:p>
          </table:table-cell>
          <table:table-cell office:value-type="float" office:value="64.613306779292429" table:formula="of:=[.C19]/[.$C$12]*100" table:style-name="ce23">
            <text:p>64,61</text:p>
          </table:table-cell>
          <table:table-cell table:style-name="ce32"/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Partido Socialista Obrero Español</text:p>
          </table:table-cell>
          <table:table-cell office:value-type="float" office:value="293320" table:style-name="ce24">
            <text:p>293.320</text:p>
          </table:table-cell>
          <table:table-cell office:value-type="float" office:value="51.959186565577831" table:formula="of:=[.C20]/[.$C$19]*100" table:style-name="ce36">
            <text:p>51,96</text:p>
          </table:table-cell>
          <table:table-cell office:value-type="float" office:value="33.572548615641708" table:formula="of:=[.C20]/[.$C$12]*100" table:style-name="ce25">
            <text:p>33,57</text:p>
          </table:table-cell>
          <table:table-cell office:value-type="float" office:value="26" table:style-name="ce8">
            <text:p>26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Coalición Popular</text:p>
          </table:table-cell>
          <table:table-cell office:value-type="float" office:value="170654" table:style-name="ce24">
            <text:p>170.654</text:p>
          </table:table-cell>
          <table:table-cell office:value-type="float" office:value="30.229929851909588" table:formula="of:=[.C21]/[.$C$19]*100" table:style-name="ce36">
            <text:p>30,23</text:p>
          </table:table-cell>
          <table:table-cell office:value-type="float" office:value="19.532557314379243" table:formula="of:=[.C21]/[.$C$12]*100" table:style-name="ce25">
            <text:p>19,53</text:p>
          </table:table-cell>
          <table:table-cell office:value-type="float" office:value="14" table:style-name="ce8">
            <text:p>14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Partido Comunista de Asturias</text:p>
          </table:table-cell>
          <table:table-cell office:value-type="float" office:value="60521" table:style-name="ce24">
            <text:p>60.521</text:p>
          </table:table-cell>
          <table:table-cell office:value-type="float" office:value="10.72078934315879" table:formula="of:=[.C22]/[.$C$19]*100" table:style-name="ce36">
            <text:p>10,72</text:p>
          </table:table-cell>
          <table:table-cell office:value-type="float" office:value="6.9270565074568786" table:formula="of:=[.C22]/[.$C$12]*100" table:style-name="ce25">
            <text:p>6,93</text:p>
          </table:table-cell>
          <table:table-cell office:value-type="float" office:value="5" table:style-name="ce37">
            <text:p>5</text:p>
          </table:table-cell>
          <table:table-cell table:number-columns-repeated="2" table:style-name="ce2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Centro Democrático y Social</text:p>
          </table:table-cell>
          <table:table-cell office:value-type="float" office:value="21829" table:style-name="ce24">
            <text:p>21.829</text:p>
          </table:table-cell>
          <table:table-cell office:value-type="float" office:value="3.866824913200595" table:formula="of:=[.C23]/[.$C$19]*100" table:style-name="ce36">
            <text:p>3,87</text:p>
          </table:table-cell>
          <table:table-cell office:value-type="float" office:value="2.498483443784409" table:formula="of:=[.C23]/[.$C$12]*100" table:style-name="ce25">
            <text:p>2,50</text:p>
          </table:table-cell>
          <table:table-cell table:style-name="ce37"/>
          <table:table-cell table:number-columns-repeated="6" table:style-name="ce4"/>
          <table:table-cell table:style-name="ce32"/>
          <table:table-cell table:number-columns-repeated="2" table:style-name="ce5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5">
            <text:p>Partido Socialista de los Trabajadores</text:p>
          </table:table-cell>
          <table:table-cell office:value-type="float" office:value="4703" table:style-name="ce24">
            <text:p>4.703</text:p>
          </table:table-cell>
          <table:table-cell office:value-type="float" office:value="0.83309714447672367" table:formula="of:=[.C24]/[.$C$19]*100" table:style-name="ce36">
            <text:p>0,83</text:p>
          </table:table-cell>
          <table:table-cell office:value-type="float" office:value="0.53829161373027046" table:formula="of:=[.C24]/[.$C$12]*100" table:style-name="ce25">
            <text:p>0,54</text:p>
          </table:table-cell>
          <table:table-cell table:style-name="ce37"/>
          <table:table-cell table:number-columns-repeated="5" table:style-name="ce2"/>
          <table:table-cell table:style-name="ce4"/>
          <table:table-cell table:style-name="ce32"/>
          <table:table-cell table:number-columns-repeated="2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5">
            <text:p>Candidatura Comunista (PRUC - PCPE)</text:p>
          </table:table-cell>
          <table:table-cell office:value-type="float" office:value="4226" table:style-name="ce24">
            <text:p>4.226</text:p>
          </table:table-cell>
          <table:table-cell office:value-type="float" office:value="0.74860058102458726" table:formula="of:=[.C25]/[.$C$19]*100" table:style-name="ce36">
            <text:p>0,75</text:p>
          </table:table-cell>
          <table:table-cell office:value-type="float" office:value="0.48369558996898215" table:formula="of:=[.C25]/[.$C$12]*100" table:style-name="ce25">
            <text:p>0,48</text:p>
          </table:table-cell>
          <table:table-cell table:style-name="ce38"/>
          <table:table-cell table:number-columns-repeated="6" table:style-name="ce4"/>
          <table:table-cell table:number-columns-repeated="3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5">
            <text:p>Movimiento Comunista - Liga Comunista Revolucionaria</text:p>
          </table:table-cell>
          <table:table-cell office:value-type="float" office:value="2833" table:style-name="ce24">
            <text:p>2.833</text:p>
          </table:table-cell>
          <table:table-cell office:value-type="float" office:value="0.50184227308155593" table:formula="of:=[.C26]/[.$C$19]*100" table:style-name="ce36">
            <text:p>0,50</text:p>
          </table:table-cell>
          <table:table-cell office:value-type="float" office:value="0.32425688745436027" table:formula="of:=[.C26]/[.$C$12]*100" table:style-name="ce25">
            <text:p>0,32</text:p>
          </table:table-cell>
          <table:table-cell table:style-name="ce38"/>
          <table:table-cell table:number-columns-repeated="7" table:style-name="ce4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35">
            <text:p>Ensame Nacionalista Astur</text:p>
          </table:table-cell>
          <table:table-cell office:value-type="float" office:value="2505" table:style-name="ce24">
            <text:p>2.505</text:p>
          </table:table-cell>
          <table:table-cell office:value-type="float" office:value="0.4437398143555587" table:formula="of:=[.C27]/[.$C$19]*100" table:style-name="ce36">
            <text:p>0,44</text:p>
          </table:table-cell>
          <table:table-cell office:value-type="float" office:value="0.28671496755141984" table:formula="of:=[.C27]/[.$C$12]*100" table:style-name="ce39">
            <text:p>0,29</text:p>
          </table:table-cell>
          <table:table-cell table:style-name="ce20"/>
          <table:table-cell table:number-columns-repeated="2" table:style-name="ce4"/>
          <table:table-cell table:number-columns-repeated="7" table:style-name="ce8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5">
            <text:p>Coalición Lucha Popular</text:p>
          </table:table-cell>
          <table:table-cell office:value-type="float" office:value="867" table:style-name="ce24">
            <text:p>867</text:p>
          </table:table-cell>
          <table:table-cell office:value-type="float" office:value="0.15358180401048677" table:formula="of:=[.C28]/[.$C$19]*100" table:style-name="ce36">
            <text:p>0,15</text:p>
          </table:table-cell>
          <table:table-cell office:value-type="float" office:value="9.9234282182467479E-2" table:formula="of:=[.C28]/[.$C$12]*100" table:style-name="ce25">
            <text:p>0,10</text:p>
          </table:table-cell>
          <table:table-cell table:style-name="ce20"/>
          <table:table-cell table:number-columns-repeated="2" table:style-name="ce2"/>
          <table:table-cell table:number-columns-repeated="7" table:style-name="ce40"/>
          <table:table-cell table:number-columns-repeated="16369" table:style-name="ce2"/>
        </table:table-row>
        <table:table-row table:style-name="ro8">
          <table:table-cell table:style-name="ce4"/>
          <table:table-cell office:value-type="string" table:style-name="ce35">
            <text:p>Mocedades Estudiantes y Trabajadores</text:p>
          </table:table-cell>
          <table:table-cell office:value-type="float" office:value="764" table:style-name="ce24">
            <text:p>764</text:p>
          </table:table-cell>
          <table:table-cell office:value-type="float" office:value="0.13533621483738398" table:formula="of:=[.C29]/[.$C$19]*100" table:style-name="ce36">
            <text:p>0,14</text:p>
          </table:table-cell>
          <table:table-cell office:value-type="float" office:value="8.7445203676361188E-2" table:formula="of:=[.C29]/[.$C$12]*100" table:style-name="ce39">
            <text:p>0,09</text:p>
          </table:table-cell>
          <table:table-cell table:style-name="ce4"/>
          <table:table-cell table:number-columns-repeated="2" table:style-name="ce2"/>
          <table:table-cell table:number-columns-repeated="7" table:style-name="ce40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style-name="ce35">
            <text:p>En blanco</text:p>
          </table:table-cell>
          <table:table-cell office:value-type="float" office:value="2298" table:style-name="ce24">
            <text:p>2.298</text:p>
          </table:table-cell>
          <table:table-cell office:value-type="float" office:value="0.40707149436689577" table:formula="of:=[.C30]/[.$C$19]*100" table:style-name="ce36">
            <text:p>0,41</text:p>
          </table:table-cell>
          <table:table-cell office:value-type="float" office:value="0.26302235346633246" table:formula="of:=[.C30]/[.$C$12]*100" table:style-name="ce41">
            <text:p>0,26</text:p>
          </table:table-cell>
          <table:table-cell table:style-name="ce5"/>
          <table:table-cell table:number-columns-repeated="16378" table:style-name="ce2"/>
        </table:table-row>
        <table:table-row table:style-name="ro8">
          <table:table-cell table:number-columns-repeated="6" table:style-name="ce42"/>
          <table:table-cell table:number-columns-repeated="16378" table:style-name="ce2"/>
        </table:table-row>
        <table:table-row table:style-name="ro8">
          <table:table-cell table:number-columns-repeated="16384" table:style-name="ce2"/>
        </table:table-row>
        <table:table-row table:style-name="ro8">
          <table:table-cell/>
          <table:table-cell office:value-type="string" table:style-name="ce2">
            <text:p>Año de referencia: 1983</text:p>
          </table:table-cell>
          <table:table-cell table:style-name="ce43"/>
          <table:table-cell table:number-columns-repeated="16381" table:style-name="ce2"/>
        </table:table-row>
        <table:table-row table:style-name="ro8">
          <table:table-cell/>
          <table:table-cell office:value-type="string" table:style-name="ce2">
            <text:p>Fuente: Ministerio del Interior. Elaborado por SADEI.</text:p>
          </table:table-cell>
          <table:table-cell table:number-columns-repeated="3" table:style-name="ce44"/>
          <table:table-cell table:number-columns-repeated="16379"/>
        </table:table-row>
        <table:table-row table:style-name="ro8">
          <table:table-cell/>
          <table:table-cell office:value-type="string" table:style-name="ce2">
            <text:p>Tipo de datos: Definitivos</text:p>
          </table:table-cell>
          <table:table-cell table:number-columns-repeated="16382" table:style-name="ce2"/>
        </table:table-row>
        <table:table-row table:style-name="ro8">
          <table:table-cell/>
          <table:table-cell office:value-type="string" table:style-name="ce2">
            <text:p>Última actualización: 17/07/2002</text:p>
          </table:table-cell>
          <table:table-cell table:style-name="ce45"/>
          <table:table-cell table:number-columns-repeated="16381" table:style-name="ce2"/>
        </table:table-row>
        <table:table-row table:number-rows-repeated="104854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5in" fo:margin-right="0.75in" style:table-centering="none" style:print="objects charts drawings">
        <style:background-image xlink:href="media/image1.png" xlink:type="simple" xlink:actuate="onLoad"/>
      </style:page-layout-properties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8 de Mayo de 1983-Asturias / Asturies</dc:title>
    <meta:initial-creator>sadei</meta:initial-creator>
    <dc:creator>José Antonio Garmón</dc:creator>
    <meta:creation-date>2002-07-17T08:49:42Z</meta:creation-date>
    <dc:date>2020-05-25T12:34:22Z</dc:date>
  </office:meta>
</office:document-meta>
</file>